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color="#666666" fo:font-size="13pt" fo:font-style="normal" fo:font-weight="normal" officeooo:rsid="000fc6e7" officeooo:paragraph-rsid="001b69c4" style:font-size-asian="13pt" style:font-style-asian="normal" style:font-weight-asian="normal" style:font-size-complex="13pt" style:font-style-complex="normal" style:font-weight-complex="normal"/>
    </style:style>
    <style:style style:name="P2" style:family="paragraph" style:parent-style-name="Text_20_body">
      <style:text-properties fo:color="#666666" fo:font-size="13pt" fo:font-style="normal" fo:font-weight="normal" officeooo:rsid="000fc6e7" officeooo:paragraph-rsid="001ea8af" style:font-size-asian="13pt" style:font-style-asian="normal" style:font-weight-asian="normal" style:font-size-complex="13pt" style:font-style-complex="normal" style:font-weight-complex="normal"/>
    </style:style>
    <style:style style:name="P3" style:family="paragraph" style:parent-style-name="Text_20_body">
      <style:text-properties fo:font-size="13pt" officeooo:rsid="000fc6e7" officeooo:paragraph-rsid="001b69c4" style:font-size-asian="13pt" style:font-size-complex="13pt"/>
    </style:style>
    <style:style style:name="P4" style:family="paragraph" style:parent-style-name="Text_20_body">
      <style:text-properties fo:font-size="13pt" officeooo:rsid="000fc6e7" officeooo:paragraph-rsid="001ea8af" style:font-size-asian="13pt" style:font-size-complex="13pt"/>
    </style:style>
    <style:style style:name="P5" style:family="paragraph" style:parent-style-name="Text_20_body">
      <style:text-properties fo:font-size="13pt" officeooo:rsid="001ea8af" officeooo:paragraph-rsid="001ea8af" style:font-size-asian="13pt" style:font-size-complex="13pt"/>
    </style:style>
    <style:style style:name="P6" style:family="paragraph" style:parent-style-name="Text_20_body">
      <style:text-properties officeooo:paragraph-rsid="001b69c4"/>
    </style:style>
    <style:style style:name="P7" style:family="paragraph" style:parent-style-name="Text_20_body">
      <style:text-properties fo:color="#666666" fo:font-size="13pt" fo:font-style="normal" fo:font-weight="normal" officeooo:rsid="001d4de5" officeooo:paragraph-rsid="001b69c4" style:font-size-asian="13pt" style:font-style-asian="normal" style:font-weight-asian="normal" style:font-size-complex="13pt" style:font-style-complex="normal" style:font-weight-complex="normal"/>
    </style:style>
    <style:style style:name="P8" style:family="paragraph" style:parent-style-name="Text_20_body">
      <style:text-properties fo:color="#666666" fo:font-size="13pt" fo:font-style="normal" fo:font-weight="normal" officeooo:rsid="001ea8af" officeooo:paragraph-rsid="001ea8af" style:font-size-asian="13pt" style:font-style-asian="normal" style:font-weight-asian="normal" style:font-size-complex="13pt" style:font-style-complex="normal" style:font-weight-complex="normal"/>
    </style:style>
    <style:style style:name="P9" style:family="paragraph" style:parent-style-name="Text_20_body" style:list-style-name="L1">
      <style:text-properties fo:color="#666666" fo:font-size="13pt" fo:font-style="normal" fo:font-weight="normal" officeooo:rsid="001ea8af" officeooo:paragraph-rsid="001b69c4" style:font-size-asian="13pt" style:font-style-asian="normal" style:font-weight-asian="normal" style:font-size-complex="13pt" style:font-style-complex="normal" style:font-weight-complex="normal"/>
    </style:style>
    <style:style style:name="P10" style:family="paragraph" style:parent-style-name="Text_20_body" style:list-style-name="L1">
      <style:text-properties fo:color="#666666" fo:font-size="13pt" fo:font-style="normal" fo:font-weight="normal" officeooo:rsid="001ea8af" officeooo:paragraph-rsid="001ea8af" style:font-size-asian="13pt" style:font-style-asian="normal" style:font-weight-asian="normal" style:font-size-complex="13pt" style:font-style-complex="normal" style:font-weight-complex="normal"/>
    </style:style>
    <style:style style:name="P11" style:family="paragraph" style:parent-style-name="Text_20_body" style:list-style-name="L2">
      <style:text-properties fo:color="#666666" fo:font-size="13pt" fo:font-style="normal" fo:font-weight="normal" officeooo:rsid="000fc6e7" officeooo:paragraph-rsid="001b69c4" style:font-size-asian="13pt" style:font-style-asian="normal" style:font-weight-asian="normal" style:font-size-complex="13pt" style:font-style-complex="normal" style:font-weight-complex="normal"/>
    </style:style>
    <style:style style:name="P12" style:family="paragraph" style:parent-style-name="Text_20_body" style:list-style-name="L2">
      <style:text-properties fo:color="#666666" fo:font-size="13pt" fo:font-style="normal" fo:font-weight="normal" officeooo:rsid="000fc6e7" officeooo:paragraph-rsid="00206604" style:font-size-asian="13pt" style:font-style-asian="normal" style:font-weight-asian="normal" style:font-size-complex="13pt" style:font-style-complex="normal" style:font-weight-complex="normal"/>
    </style:style>
    <style:style style:name="P13" style:family="paragraph" style:parent-style-name="Text_20_body" style:list-style-name="L1">
      <style:text-properties fo:color="#666666" fo:font-size="13pt" fo:font-style="normal" fo:font-weight="normal" officeooo:rsid="001eaf0b" officeooo:paragraph-rsid="001eaf0b" style:font-size-asian="13pt" style:font-style-asian="normal" style:font-weight-asian="normal" style:font-size-complex="13pt" style:font-style-complex="normal" style:font-weight-complex="normal"/>
    </style:style>
    <style:style style:name="P14" style:family="paragraph" style:parent-style-name="Text_20_body" style:list-style-name="L1">
      <style:text-properties fo:color="#666666" fo:font-size="13pt" fo:font-style="normal" fo:font-weight="normal" officeooo:rsid="00201933" officeooo:paragraph-rsid="00201933" style:font-size-asian="13pt" style:font-style-asian="normal" style:font-weight-asian="normal" style:font-size-complex="13pt" style:font-style-complex="normal" style:font-weight-complex="normal"/>
    </style:style>
    <style:style style:name="P15" style:family="paragraph" style:parent-style-name="Text_20_body" style:list-style-name="L1">
      <style:text-properties fo:color="#666666" fo:font-size="13pt" fo:font-style="normal" fo:font-weight="normal" officeooo:rsid="00201933" officeooo:paragraph-rsid="001b69c4" style:font-size-asian="13pt" style:font-style-asian="normal" style:font-weight-asian="normal" style:font-size-complex="13pt" style:font-style-complex="normal" style:font-weight-complex="normal"/>
    </style:style>
    <style:style style:name="P16" style:family="paragraph" style:parent-style-name="Text_20_body" style:list-style-name="L1">
      <style:text-properties fo:color="#666666" fo:font-size="13pt" fo:font-style="normal" fo:font-weight="normal" officeooo:rsid="00146dd6" officeooo:paragraph-rsid="001b69c4" style:font-size-asian="13pt" style:font-style-asian="normal" style:font-weight-asian="normal" style:font-size-complex="13pt" style:font-style-complex="normal" style:font-weight-complex="normal"/>
    </style:style>
    <style:style style:name="P17" style:family="paragraph" style:parent-style-name="Text_20_body" style:list-style-name="L2">
      <style:text-properties fo:color="#666666" fo:font-size="13pt" fo:font-style="normal" fo:font-weight="normal" officeooo:rsid="00146dd6" officeooo:paragraph-rsid="001b69c4" style:font-size-asian="13pt" style:font-style-asian="normal" style:font-weight-asian="normal" style:font-size-complex="13pt" style:font-style-complex="normal" style:font-weight-complex="normal"/>
    </style:style>
    <style:style style:name="P18" style:family="paragraph" style:parent-style-name="Text_20_body">
      <style:text-properties fo:color="#666666" fo:font-size="13pt" fo:font-style="normal" fo:font-weight="normal" officeooo:rsid="00206604" officeooo:paragraph-rsid="001b69c4" style:font-size-asian="13pt" style:font-style-asian="normal" style:font-weight-asian="normal" style:font-size-complex="13pt" style:font-style-complex="normal" style:font-weight-complex="normal"/>
    </style:style>
    <style:style style:name="P19" style:family="paragraph" style:parent-style-name="Text_20_body" style:list-style-name="L2">
      <style:text-properties fo:color="#666666" fo:font-size="13pt" fo:font-style="normal" fo:font-weight="normal" officeooo:rsid="00126c32" officeooo:paragraph-rsid="001b69c4" style:font-size-asian="13pt" style:font-style-asian="normal" style:font-weight-asian="normal" style:font-size-complex="13pt" style:font-style-complex="normal" style:font-weight-complex="normal"/>
    </style:style>
    <style:style style:name="P20" style:family="paragraph" style:parent-style-name="Text_20_body" style:list-style-name="L2">
      <style:text-properties fo:font-size="13pt" officeooo:rsid="00126c32" officeooo:paragraph-rsid="001b69c4" style:font-size-asian="13pt" style:font-size-complex="13pt"/>
    </style:style>
    <style:style style:name="P21" style:family="paragraph" style:parent-style-name="Heading_20_1">
      <style:paragraph-properties fo:text-align="center" style:justify-single-word="false"/>
      <style:text-properties fo:color="#666666" fo:font-size="13pt" officeooo:rsid="001d4de5" officeooo:paragraph-rsid="001b69c4" style:font-size-asian="13pt" style:font-size-complex="13pt"/>
    </style:style>
    <style:style style:name="P22" style:family="paragraph" style:parent-style-name="Heading_20_2">
      <style:text-properties fo:color="#666666" fo:font-size="13pt" fo:font-style="normal" fo:font-weight="normal" officeooo:rsid="001d4de5" officeooo:paragraph-rsid="001b69c4" style:font-size-asian="13pt" style:font-style-asian="normal" style:font-weight-asian="normal" style:font-size-complex="13pt" style:font-style-complex="normal" style:font-weight-complex="normal"/>
    </style:style>
    <style:style style:name="T1" style:family="text">
      <style:text-properties fo:color="#666666" fo:font-style="normal" fo:font-weight="normal" style:font-style-asian="normal" style:font-weight-asian="normal" style:font-style-complex="normal" style:font-weight-complex="normal"/>
    </style:style>
    <style:style style:name="T2" style:family="text">
      <style:text-properties fo:color="#666666" fo:font-style="normal" fo:font-weight="normal" officeooo:rsid="001d4de5" style:font-style-asian="normal" style:font-weight-asian="normal" style:font-style-complex="normal" style:font-weight-complex="normal"/>
    </style:style>
    <style:style style:name="T3" style:family="text">
      <style:text-properties fo:color="#666666" fo:font-style="normal" fo:font-weight="normal" officeooo:rsid="001ea8af" style:font-style-asian="normal" style:font-weight-asian="normal" style:font-style-complex="normal" style:font-weight-complex="normal"/>
    </style:style>
    <style:style style:name="T4" style:family="text">
      <style:text-properties fo:color="#666666" fo:font-style="normal" fo:font-weight="normal" officeooo:rsid="0021c422" style:font-style-asian="normal" style:font-weight-asian="normal" style:font-style-complex="normal" style:font-weight-complex="normal"/>
    </style:style>
    <style:style style:name="T5" style:family="text">
      <style:text-properties fo:color="#666666" fo:font-style="normal" fo:font-weight="normal" officeooo:rsid="00247ad5" style:font-style-asian="normal" style:font-weight-asian="normal" style:font-style-complex="normal" style:font-weight-complex="normal"/>
    </style:style>
    <style:style style:name="T6" style:family="text">
      <style:text-properties fo:color="#666666" fo:font-style="normal" fo:font-weight="bold" officeooo:rsid="001d4de5" style:font-style-asian="normal" style:font-weight-asian="bold" style:font-style-complex="normal" style:font-weight-complex="bold"/>
    </style:style>
    <style:style style:name="T7" style:family="text">
      <style:text-properties fo:color="#666666" fo:font-style="normal" fo:font-weight="bold" officeooo:rsid="001ea8af" style:font-style-asian="normal" style:font-weight-asian="bold" style:font-style-complex="normal" style:font-weight-complex="bold"/>
    </style:style>
    <style:style style:name="T8" style:family="text">
      <style:text-properties fo:color="#666666"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color="#666666" fo:font-size="13pt" fo:font-style="normal" fo:font-weight="normal" officeooo:rsid="001d4de5" style:font-size-asian="13pt" style:font-style-asian="normal" style:font-weight-asian="normal" style:font-size-complex="13pt" style:font-style-complex="normal" style:font-weight-complex="normal"/>
    </style:style>
    <style:style style:name="T10" style:family="text">
      <style:text-properties officeooo:rsid="001ea8af"/>
    </style:style>
    <style:style style:name="T11" style:family="text">
      <style:text-properties officeooo:rsid="001eaf0b"/>
    </style:style>
    <style:style style:name="T12" style:family="text">
      <style:text-properties officeooo:rsid="00201933"/>
    </style:style>
    <style:style style:name="T13" style:family="text">
      <style:text-properties officeooo:rsid="00206604"/>
    </style:style>
    <style:style style:name="T14" style:family="text">
      <style:text-properties officeooo:rsid="0021c422"/>
    </style:style>
    <style:style style:name="T15" style:family="text">
      <style:text-properties officeooo:rsid="0026ab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able to be done for the Bento-dev project</text:h>
      <text:h text:style-name="P22" text:outline-level="2">List of features, description of the problem and description of the required solution</text:h>
      <text:p text:style-name="P6"/>
      <text:h text:style-name="Heading_20_3" text:outline-level="3"><text:span text:style-name="T9">A </text:span><text:span text:style-name="T8">GUI for Openbox ?</text:span></text:h>
      <text:p text:style-name="P3"><text:span text:style-name="T2">In an Openbox “desktop”, the setup of the desktop is spread in different places, making them difficult to locate.</text:span><text:span text:style-name="T1"> </text:span><text:span text:style-name="T2">It would be better to group everything in a consistant way, eventuelly in new programs overwriting the exising ones if needed.</text:span></text:p>
      <text:p text:style-name="P3"><text:span text:style-name="T2">We need new </text:span><text:span text:style-name="T6">graphical user interfaces</text:span><text:span text:style-name="T2"> coded in the same langage and having an h</text:span><text:span text:style-name="T5">a</text:span><text:span text:style-name="T2">rmonized appearance, which could provide these features and be each ran from within a unique GUI</text:span><text:span text:style-name="T1"> <text:s/>(</text:span><text:span text:style-name="T2">think about the setup GUI in Xfce)</text:span></text:p>
      <text:p text:style-name="P7">These graphical programs need to be coming along with their non graphical underlying part, therefore <text:span text:style-name="T15">will </text:span>need to be entirely rewritten, taking inspiration or imitating existing programs, or when needed being created if they don't already exist (there are quite a few in fact).</text:p>
      <text:p text:style-name="P4"><text:span text:style-name="T1">/!\ </text:span><text:span text:style-name="T7">The system programs aren't concerned by this projet. </text:span></text:p>
      <text:p text:style-name="P8">The system tools are the ones which request an administration password to allow performing the requested task. So, only the programs dedicated to the user customizations are involved by this project.</text:p>
      <text:p text:style-name="P5"><text:span text:style-name="T3">I</text:span><text:span text:style-name="T1">deally, the new tools should be destkop agnostic, have as less depends as possible, be light on resource.</text:span></text:p>
      <text:p text:style-name="P2">List <text:span text:style-name="T10">of setups :</text:span></text:p>
      <text:list xml:id="list3569642940025108632" text:style-name="L1">
        <text:list-item>
          <text:p text:style-name="P9">Fonts</text:p>
        </text:list-item>
        <text:list-item>
          <text:p text:style-name="P10">Screen <text:span text:style-name="T11">background setup</text:span></text:p>
        </text:list-item>
        <text:list-item>
          <text:p text:style-name="P10">Margins</text:p>
        </text:list-item>
        <text:list-item>
          <text:p text:style-name="P9">Main Openbox menu</text:p>
        </text:list-item>
        <text:list-item>
          <text:p text:style-name="P9">Additional entries to the main Openbox menu (think about obmenu)</text:p>
        </text:list-item>
        <text:list-item>
          <text:p text:style-name="P13">Keyboard shortcuts</text:p>
        </text:list-item>
        <text:list-item>
          <text:p text:style-name="P13">Keyboard layout</text:p>
        </text:list-item>
        <text:list-item>
          <text:p text:style-name="P14">Screen resolution</text:p>
        </text:list-item>
        <text:list-item>
          <text:p text:style-name="P15"><text:soft-page-break/>Applications default started with the session</text:p>
        </text:list-item>
        <text:list-item>
          <text:p text:style-name="P16"><text:span text:style-name="T12">Tint2 panel setup (the dedicated application does not work : “</text:span> saving is not supported<text:span text:style-name="T12">”</text:span> <text:span text:style-name="T12">and tint2 itself isn't developped anymore since </text:span>2011)</text:p>
        </text:list-item>
      </text:list>
      <text:p text:style-name="P1"/>
      <text:p text:style-name="P18">The programs which allow managing all this so far :</text:p>
      <text:list xml:id="list2384595304206692254" text:style-name="L2">
        <text:list-item>
          <text:p text:style-name="P11">obconf (<text:span text:style-name="T13">from the</text:span> Openbox <text:span text:style-name="T13">project</text:span>)</text:p>
        </text:list-item>
        <text:list-item>
          <text:p text:style-name="P12">lxappearance (<text:span text:style-name="T13">from the</text:span> LXDE <text:span text:style-name="T13">project</text:span>)</text:p>
        </text:list-item>
        <text:list-item>
          <text:p text:style-name="P11">obmenu (<text:span text:style-name="T13">third party program to configure the Openbox main menu</text:span>)</text:p>
        </text:list-item>
        <text:list-item>
          <text:p text:style-name="P11">obkey (<text:span text:style-name="T13">an exissting </text:span>program, <text:span text:style-name="T13">to manage the keyboard shortcuts</text:span>)</text:p>
        </text:list-item>
        <text:list-item>
          <text:p text:style-name="P17">tint2conf 0.11+svn20111022 <text:span text:style-name="T13">(the tint2 panel configuration tool which write the configuration file)</text:span></text:p>
        </text:list-item>
        <text:list-item>
          <text:p text:style-name="P11">lxqt-config (<text:span text:style-name="T13">just born</text:span>, <text:span text:style-name="T13">allows management of the Qt programs appearance</text:span>).</text:p>
        </text:list-item>
        <text:list-item>
          <text:p text:style-name="P20"><text:span text:style-name="T1">« </text:span><text:span text:style-name="T4">Keyboard layout</text:span><text:span text:style-name="T1"> » : </text:span><text:span text:style-name="T4">a home made script calling “</text:span><text:span text:style-name="T1">dpkg-reconfigure </text:span><text:span text:style-name="T4">keyboard-layout” in a maximized default console</text:span><text:span text:style-name="T1">. (x-terminal-emulator), </text:span><text:span text:style-name="T4">because the </text:span><text:span text:style-name="T1">lxkeyboard </text:span><text:span text:style-name="T4">program was not writing the configuration, when I was trying it in the first Ubuntu Openbox Remixes produced. </text:span><text:span text:style-name="T1">(</text:span><text:span text:style-name="T4">While “Keyboard Layout” prompts the user for the administration password, so a non root program could also be nice to have… perhaps even with a root/non root option, so to have the choice of applying the change system wide or to the user configuration only.</text:span></text:p>
        </text:list-item>
        <text:list-item>
          <text:p text:style-name="P19"><text:span text:style-name="T14">To be continu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9:27:03.635035542</meta:creation-date>
    <dc:date>2014-09-01T21:44:47.384404928</dc:date>
    <meta:editing-duration>PT5H45M</meta:editing-duration>
    <meta:editing-cycles>8</meta:editing-cycles>
    <meta:generator>LibreOffice/4.2.6.2$Linux_X86_64 LibreOffice_project/420m0$Build-2</meta:generator>
    <meta:document-statistic meta:table-count="0" meta:image-count="0" meta:object-count="0" meta:page-count="2" meta:paragraph-count="29" meta:word-count="428" meta:character-count="2586" meta:non-whitespace-character-count="2203"/>
  </office:meta>
</office:document-meta>
</file>